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6000000D81E6D9209.svm" manifest:media-type=""/>
  <manifest:file-entry manifest:full-path="Pictures/10000000000000200000002000309F1C.png" manifest:media-type="image/png"/>
  <manifest:file-entry manifest:full-path="Pictures/2000000100000124000000D8A19DD694.svm" manifest:media-type=""/>
  <manifest:file-entry manifest:full-path="Pictures/20000001000001A3000000D8A175A90F.svm" manifest:media-type=""/>
  <manifest:file-entry manifest:full-path="Pictures/20000002000002DF0000009E901B33D0.eps" manifest:media-type=""/>
  <manifest:file-entry manifest:full-path="Pictures/20000001000003EE0000010776F2E021.svm" manifest:media-type=""/>
  <manifest:file-entry manifest:full-path="Pictures/200000010000012D000000D8F4A9CB9C.svm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8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8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8§display§-v_{D}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451cm" svg:height="2.031cm" svg:x="1.775cm" svg:y="0.722cm">
          <draw:image xlink:href="Pictures/20000002000002DF0000009E901B33D0.eps" xlink:type="simple" xlink:show="embed" xlink:actuate="onLoad">
            <text:p/>
          </draw:image>
        </draw:frame>
        <draw:frame draw:style-name="gr2" draw:text-style-name="P2" draw:layer="layout" svg:width="0.937cm" svg:height="0.911cm" svg:x="11.775cm" svg:y="0.351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7.523cm" svg:y="0.351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1.2cm" svg:height="0.911cm" svg:x="3.593cm" svg:y="0.351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3" draw:text-style-name="P1" draw:layer="layout" svg:width="0.299cm" svg:height="0.258cm" svg:x="9.442cm" svg:y="2.327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49cm" svg:height="0.258cm" svg:x="9.837cm" svg:y="0.459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299cm" svg:height="0.258cm" svg:x="5.801cm" svg:y="2.335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49cm" svg:height="0.258cm" svg:x="6.211cm" svg:y="0.513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299cm" svg:height="0.258cm" svg:x="2.355cm" svg:y="2.351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49cm" svg:height="0.258cm" svg:x="2.765cm" svg:y="0.529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26cm" svg:height="0.172cm" svg:x="10.065cm" svg:y="1.852cm">
          <draw:image xlink:href="Pictures/2000000100000146000000D81E6D9209.svm" xlink:type="simple" xlink:show="embed" xlink:actuate="onLoad">
            <text:p/>
          </draw:image>
        </draw:frame>
        <draw:frame draw:style-name="gr6" draw:text-style-name="P1" draw:layer="layout" svg:width="0.24cm" svg:height="0.172cm" svg:x="10.065cm" svg:y="2.237cm">
          <draw:image xlink:href="Pictures/200000010000012D000000D8F4A9CB9C.svm" xlink:type="simple" xlink:show="embed" xlink:actuate="onLoad">
            <text:p/>
          </draw:image>
        </draw:frame>
        <draw:frame draw:style-name="gr7" draw:text-style-name="P1" draw:layer="layout" svg:width="0.804cm" svg:height="0.21cm" svg:x="10.254cm" svg:y="0.77cm">
          <draw:image xlink:href="Pictures/20000001000003EE0000010776F2E021.svm" xlink:type="simple" xlink:show="embed" xlink:actuate="onLoad">
            <text:p/>
          </draw:image>
        </draw:frame>
        <draw:frame draw:style-name="gr8" draw:text-style-name="P1" draw:layer="layout" svg:width="0.502cm" svg:height="0.258cm" svg:x="11.216cm" svg:y="2.055cm">
          <draw:image xlink:href="Pictures/20000001000001A3000000D8A175A90F.svm" xlink:type="simple" xlink:show="embed" xlink:actuate="onLoad">
            <text:p/>
          </draw:image>
        </draw:frame>
        <draw:frame draw:style-name="gr8" draw:text-style-name="P1" draw:layer="layout" svg:width="0.502cm" svg:height="0.258cm" svg:x="7.639cm" svg:y="2.112cm">
          <draw:image xlink:href="Pictures/20000001000001A3000000D8A175A90F.svm" xlink:type="simple" xlink:show="embed" xlink:actuate="onLoad">
            <text:p/>
          </draw:image>
        </draw:frame>
        <draw:frame draw:style-name="gr5" draw:text-style-name="P1" draw:layer="layout" svg:width="0.26cm" svg:height="0.172cm" svg:x="6.439cm" svg:y="1.877cm">
          <draw:image xlink:href="Pictures/2000000100000146000000D81E6D9209.svm" xlink:type="simple" xlink:show="embed" xlink:actuate="onLoad">
            <text:p/>
          </draw:image>
        </draw:frame>
        <draw:frame draw:style-name="gr6" draw:text-style-name="P1" draw:layer="layout" svg:width="0.24cm" svg:height="0.172cm" svg:x="6.439cm" svg:y="2.262cm">
          <draw:image xlink:href="Pictures/200000010000012D000000D8F4A9CB9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09T11:51:14</meta:creation-date>
    <meta:editing-duration>PT39M11S</meta:editing-duration>
    <meta:editing-cycles>7</meta:editing-cycles>
    <meta:generator>LibreOffice/3.3$Linux LibreOffice_project/330m19$Build-401</meta:generator>
    <dc:title>kkkFigures</dc:title>
    <meta:initial-creator>kkk </meta:initial-creator>
    <dc:date>2014-04-09T13:46:59</dc:date>
    <dc:creator>kkk </dc:creator>
    <meta:document-statistic meta:object-count="17"/>
    <meta:template xlink:type="simple" xlink:actuate="onRequest" xlink:title="kkkFigures" xlink:href="../../../../.libreoffice/3/user/template/kkkFigures.otg" meta:date="2014-04-09T11:51:13"/>
  </office:meta>
</office:document-meta>
</file>